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8.499cm" style:protect="position size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-color="#cccccc" draw:textarea-horizontal-align="justify" draw:textarea-vertical-align="middle" draw:auto-grow-height="false" fo:min-height="4cm" fo:min-width="1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="Circle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2cm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999cm" svg:height="6.5cm" svg:x="0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4.3cm" svg:x="5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cm" svg:height="0.645cm" svg:x="5.316cm" svg:y="1.5cm">
          <draw:text-box>
            <text:p text:style-name="P3"><text:span text:style-name="T1">future</text:span></text:p>
          </draw:text-box>
        </draw:frame>
        <draw:frame draw:style-name="standard" draw:layer="layout" svg:width="0.999cm" svg:height="2.999cm" svg:x="5.5cm" svg:y="2.2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5">0</text:p>
              </table:table-cell>
            </table:table-row>
            <table:table-row table:style-name="ro1">
              <table:table-cell table:style-name="ce1">
                <text:p text:style-name="P5">1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path draw:style-name="gr4" draw:text-style-name="P6" draw:layer="layout" svg:width="1.326cm" svg:height="1.573cm" draw:transform="rotate (-0.566708408122559) translate (6.64478202363993cm 3.34742439964618cm)" svg:viewBox="0 0 1327 1574" svg:d="M0 1574c2101-782 1387-2276 60-1195">
          <text:p/>
        </draw:path>
        <draw:frame draw:style-name="gr3" draw:text-style-name="P4" draw:layer="layout" svg:width="1.352cm" svg:height="0.645cm" svg:x="2.878cm" svg:y="1.5cm">
          <draw:text-box>
            <text:p text:style-name="P3"><text:span text:style-name="T1">box1</text:span></text:p>
          </draw:text-box>
        </draw:frame>
        <draw:frame draw:style-name="standard" draw:layer="layout" svg:width="0.999cm" svg:height="0.999cm" svg:x="3cm" svg:y="2.2cm">
          <table:table table:template-name="default" table:use-first-row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1.022cm" svg:height="0.645cm" svg:x="1.014cm" svg:y="1.499cm">
          <draw:text-box>
            <text:p text:style-name="P3"><text:span text:style-name="T1">Pin</text:span></text:p>
          </draw:text-box>
        </draw:frame>
        <draw:frame draw:style-name="standard" draw:layer="layout" svg:width="0.999cm" svg:height="0.999cm" svg:x="1cm" svg:y="2.2cm">
          <table:table table:template-name="default" table:use-first-row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2.2cm" svg:height="0.645cm" svg:x="4.927cm" svg:y="0.8cm">
          <draw:text-box>
            <text:p text:style-name="P3"><text:span text:style-name="T1">angeheftet</text:span></text:p>
          </draw:text-box>
        </draw:frame>
        <draw:line draw:style-name="gr4" draw:text-style-name="P6" draw:layer="layout" svg:x1="3.322cm" svg:y1="2.7cm" svg:x2="5.5cm" svg:y2="2.7cm">
          <text:p/>
        </draw:line>
        <draw:line draw:style-name="gr5" draw:text-style-name="P6" draw:layer="layout" svg:x1="1.33cm" svg:y1="2.7cm" svg:x2="3.5cm" svg:y2="2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6:50:57.422993539</dc:date>
    <meta:editing-duration>PT2H4M28S</meta:editing-duration>
    <meta:editing-cycles>38</meta:editing-cycles>
    <meta:generator>LibreOffice/7.4.7.2$Linux_X86_64 LibreOffice_project/40$Build-2</meta:generator>
    <meta:document-statistic meta:object-count="12"/>
  </office:meta>
</office:document-meta>
</file>